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00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0066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8cm" draw:marker-end-width="0.358cm" draw:fill-color="#ff00cc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8cm" draw:marker-end-width="0.358cm" draw:fill-color="#ffcc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3.082cm" fo:min-width="12.357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  <style:text-properties fo:color="#ffffff" style:font-name="PT Sans" fo:font-size="12pt" fo:font-weight="bold"/>
    </style:style>
    <style:style style:name="P3" style:family="paragraph">
      <loext:graphic-properties draw:fill-color="#0066ff"/>
      <style:paragraph-properties fo:text-align="center"/>
      <style:text-properties fo:color="#ffffff" style:font-name="PT Sans" fo:font-size="12pt" fo:font-weight="bold"/>
    </style:style>
    <style:style style:name="P4" style:family="paragraph">
      <loext:graphic-properties draw:fill-color="#ffffff"/>
      <style:paragraph-properties fo:text-align="center"/>
      <style:text-properties fo:color="#000000" style:font-name="PT Sans" fo:font-size="12pt" fo:font-weight="bold"/>
    </style:style>
    <style:style style:name="P5" style:family="paragraph">
      <loext:graphic-properties draw:fill-color="#ff00cc"/>
      <style:paragraph-properties fo:text-align="center"/>
      <style:text-properties fo:color="#000000" style:font-name="PT Sans" fo:font-size="12pt" fo:font-weight="bold"/>
    </style:style>
    <style:style style:name="P6" style:family="paragraph">
      <loext:graphic-properties draw:fill-color="#000000"/>
      <style:paragraph-properties fo:text-align="center"/>
      <style:text-properties fo:color="#ffffff" style:font-name="PT Sans" fo:font-size="12pt" fo:font-weight="bold"/>
    </style:style>
    <style:style style:name="P7" style:family="paragraph">
      <loext:graphic-properties draw:fill-color="#ffcc00"/>
      <style:paragraph-properties fo:text-align="center"/>
      <style:text-properties fo:color="#000000" style:font-name="PT Sans" fo:font-size="12pt" fo:font-weight="bold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ffffff" style:font-name="PT Sans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3.375cm" svg:y="1.47cm">
          <text:p text:style-name="P1"><text:span text:style-name="T1">+5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0.995cm" svg:y="1.47cm">
          <text:p text:style-name="P1"><text:span text:style-name="T1">+24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9.09cm" svg:y="1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5.28cm" svg:y="1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27cm" svg:height="1.27cm" svg:x="1.47cm" svg:y="1.47cm">
          <text:p text:style-name="P1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27cm" svg:x="7.185cm" svg:y="1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3.335cm" svg:height="3.81cm" svg:x="0.2cm" svg:y="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735cm" fo:page-height="4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5:55:51.851082142</meta:creation-date>
    <dc:date>2016-09-07T19:22:07.402704296</dc:date>
    <meta:editing-duration>PT45M12S</meta:editing-duration>
    <meta:editing-cycles>16</meta:editing-cycles>
    <meta:generator>LibreOffice/5.1.4.2$Linux_X86_64 LibreOffice_project/10m0$Build-2</meta:generator>
    <meta:document-statistic meta:object-count="7"/>
  </office:meta>
</office:document-meta>
</file>